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" svg:font-family="'Helvetica LT St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8.466cm" fo:margin-left="0cm" fo:margin-right="0cm" style:page-number="auto" fo:break-before="page" table:align="margins" style:shadow="none"/>
    </style:style>
    <style:style style:name="Table1.A" style:family="table-column">
      <style:table-column-properties style:column-width="3.067cm" style:rel-column-width="1739*"/>
    </style:style>
    <style:style style:name="Table1.B" style:family="table-column">
      <style:table-column-properties style:column-width="1.127cm" style:rel-column-width="639*"/>
    </style:style>
    <style:style style:name="Table1.C" style:family="table-column">
      <style:table-column-properties style:column-width="1.949cm" style:rel-column-width="1105*"/>
    </style:style>
    <style:style style:name="Table1.D" style:family="table-column">
      <style:table-column-properties style:column-width="3.078cm" style:rel-column-width="1745*"/>
    </style:style>
    <style:style style:name="Table1.E" style:family="table-column">
      <style:table-column-properties style:column-width="3.076cm" style:rel-column-width="1744*"/>
    </style:style>
    <style:style style:name="Table1.F" style:family="table-column">
      <style:table-column-properties style:column-width="1.268cm" style:rel-column-width="719*"/>
    </style:style>
    <style:style style:name="Table1.G" style:family="table-column">
      <style:table-column-properties style:column-width="1.808cm" style:rel-column-width="1025*"/>
    </style:style>
    <style:style style:name="Table1.H" style:family="table-column">
      <style:table-column-properties style:column-width="3.096cm" style:rel-column-width="1755*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A2" style:family="table-cell">
      <style:table-cell-properties fo:padding="0cm" fo:border="none"/>
    </style:style>
    <style:style style:name="Table1.A3" style:family="table-cell">
      <style:table-cell-properties fo:background-color="transparent" fo:padding="0cm" fo:border="none">
        <style:background-image/>
      </style:table-cell-properties>
    </style:style>
    <style:style style:name="Table1.C6" style:family="table-cell">
      <style:table-cell-properties fo:padding="0cm" fo:border-left="none" fo:border-right="none" fo:border-top="none" fo:border-bottom="0.05pt solid #808080"/>
    </style:style>
    <style:style style:name="Table1.C7" style:family="table-cell">
      <style:table-cell-properties fo:padding="0cm" fo:border-left="none" fo:border-right="none" fo:border-top="none" fo:border-bottom="0.05pt solid #808080"/>
    </style:style>
    <style:style style:name="Table1.A19" style:family="table-cell">
      <style:table-cell-properties fo:padding="0cm" fo:border-left="none" fo:border-right="none" fo:border-top="none" fo:border-bottom="0.05pt solid #000000"/>
    </style:style>
    <style:style style:name="Tableau1" style:family="table">
      <style:table-properties style:width="14.273cm" table:align="margins" style:shadow="none"/>
    </style:style>
    <style:style style:name="Tableau1.A" style:family="table-column">
      <style:table-column-properties style:column-width="6.205cm" style:rel-column-width="3518*"/>
    </style:style>
    <style:style style:name="Tableau1.B" style:family="table-column">
      <style:table-column-properties style:column-width="8.068cm" style:rel-column-width="4574*"/>
    </style:style>
    <style:style style:name="Tableau1.A1" style:family="table-cell">
      <style:table-cell-properties fo:padding="0cm" fo:border="none"/>
    </style:style>
    <style:style style:name="P1" style:family="paragraph" style:parent-style-name="Text_20_body">
      <style:paragraph-properties fo:margin-left="0cm" fo:margin-right="0.127cm" fo:line-height="135%" fo:text-align="center" style:justify-single-word="false" fo:text-indent="0cm" style:auto-text-indent="false" style:shadow="none"/>
    </style:style>
    <style:style style:name="P2" style:family="paragraph" style:parent-style-name="Text_20_body">
      <style:paragraph-properties fo:line-height="135%" fo:text-align="center" style:justify-single-word="false" style:shadow="none"/>
    </style:style>
    <style:style style:name="P3" style:family="paragraph" style:parent-style-name="Standard">
      <style:text-properties style:font-name="Helvetica LT Std"/>
    </style:style>
    <style:style style:name="P4" style:family="paragraph" style:parent-style-name="Heading_20_4">
      <style:paragraph-properties fo:margin-left="0.3cm" fo:margin-right="0.101cm" fo:margin-top="0.127cm" fo:margin-bottom="0.127cm" loext:contextual-spacing="false" fo:text-align="start" style:justify-single-word="false" fo:text-indent="0cm" style:auto-text-indent="false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</style:style>
    <style:style style:name="P5" style:family="paragraph" style:parent-style-name="Heading_20_4">
      <style:paragraph-properties fo:margin-left="0.3cm" fo:margin-right="0.101cm" fo:margin-top="0.127cm" fo:margin-bottom="0.127cm" loext:contextual-spacing="false" fo:line-height="100%" fo:text-align="start" style:justify-single-word="false" fo:text-indent="0cm" style:auto-text-indent="false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</style:style>
    <style:style style:name="P6" style:family="paragraph" style:parent-style-name="Heading_20_4">
      <style:paragraph-properties fo:margin-left="0.3cm" fo:margin-right="0.101cm" fo:margin-top="0.127cm" fo:margin-bottom="0.127cm" loext:contextual-spacing="false" fo:text-align="start" style:justify-single-word="false" fo:text-indent="0cm" style:auto-text-indent="false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  <style:text-properties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7" style:family="paragraph" style:parent-style-name="Heading">
      <style:paragraph-properties fo:line-height="100%" fo:text-align="center" style:justify-single-word="false" fo:padding="0cm" fo:border="none" style:shadow="none" fo:keep-with-next="always" style:join-border="true"/>
    </style:style>
    <style:style style:name="P8" style:family="paragraph" style:parent-style-name="Heading_20_3">
      <style:text-properties style:font-name="Helvetica LT Std"/>
    </style:style>
    <style:style style:name="P9" style:family="paragraph" style:parent-style-name="Heading_20_3">
      <style:text-properties style:font-name="Helvetica LT Std" officeooo:paragraph-rsid="00b96422"/>
    </style:style>
    <style:style style:name="P10" style:family="paragraph" style:parent-style-name="Heading_20_3">
      <style:text-properties style:font-name="Helvetica LT Std" officeooo:paragraph-rsid="00ba659c"/>
    </style:style>
    <style:style style:name="P11" style:family="paragraph" style:parent-style-name="Heading_20_3">
      <style:paragraph-properties fo:margin-top="0.127cm" fo:margin-bottom="0.127cm" loext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Helvetica LT Std"/>
    </style:style>
    <style:style style:name="P12" style:family="paragraph" style:parent-style-name="Heading_20_3">
      <style:paragraph-properties fo:margin-left="0.127cm" fo:margin-right="0.127cm" fo:line-height="100%" fo:text-align="end" style:justify-single-word="false" fo:text-indent="0cm" style:auto-text-indent="false" fo:padding="0cm" fo:border="none" style:shadow="none" fo:keep-with-next="always" style:join-border="false">
        <style:tab-stops/>
      </style:paragraph-properties>
      <style:text-properties officeooo:paragraph-rsid="00bba588"/>
    </style:style>
    <style:style style:name="P13" style:family="paragraph" style:parent-style-name="Heading_20_3">
      <style:paragraph-properties fo:margin-left="0.127cm" fo:margin-right="0.127cm" fo:line-height="100%" fo:text-align="end" style:justify-single-word="false" fo:text-indent="0cm" style:auto-text-indent="false" fo:padding="0cm" fo:border="none" style:shadow="none" fo:keep-with-next="always" style:join-border="false">
        <style:tab-stops/>
      </style:paragraph-properties>
      <style:text-properties fo:color="#b3b3b3" style:font-name="Helvetica LT Std" fo:font-size="10pt" fo:font-weight="normal" officeooo:paragraph-rsid="00bba588" style:font-name-asian="Microsoft YaHei" style:font-size-asian="14pt" style:font-weight-asian="bold" style:font-name-complex="Mangal" style:font-size-complex="14pt" style:font-weight-complex="bold"/>
    </style:style>
    <style:style style:name="P14" style:family="paragraph" style:parent-style-name="Heading_20_3">
      <style:paragraph-properties fo:margin-left="0.127cm" fo:margin-right="0.127cm" fo:margin-top="0.099cm" fo:margin-bottom="0.099cm" loext:contextual-spacing="false" fo:line-height="100%" fo:text-align="end" style:justify-single-word="false" fo:text-indent="0cm" style:auto-text-indent="false" fo:padding="0cm" fo:border="none" style:shadow="none" fo:keep-with-next="always" style:writing-mode="page" style:join-border="false">
        <style:tab-stops/>
      </style:paragraph-properties>
      <style:text-properties officeooo:paragraph-rsid="00bba588"/>
    </style:style>
    <style:style style:name="P15" style:family="paragraph" style:parent-style-name="Heading_20_2">
      <style:text-properties style:font-name="Helvetica LT Std"/>
    </style:style>
    <style:style style:name="P16" style:family="paragraph" style:parent-style-name="Heading_20_2">
      <style:paragraph-properties fo:margin-left="0.127cm" fo:margin-right="0.127cm" fo:margin-top="0.127cm" fo:margin-bottom="0.127cm" loext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Helvetica LT Std"/>
    </style:style>
    <style:style style:name="P17" style:family="paragraph" style:parent-style-name="Heading_20_2">
      <loext:graphic-properties draw:fill="none" draw:fill-color="#cfe7f5"/>
      <style:paragraph-properties fo:background-color="transparent"/>
    </style:style>
    <style:style style:name="P18" style:family="paragraph" style:parent-style-name="Footer">
      <style:paragraph-properties fo:text-align="end" style:justify-single-word="false"/>
      <style:text-properties style:font-name="Helvetica LT Std"/>
    </style:style>
    <style:style style:name="P19" style:family="paragraph" style:parent-style-name="Table_20_Contents">
      <style:paragraph-properties fo:margin-top="0.131cm" fo:margin-bottom="0.199cm" loext:contextual-spacing="false" fo:text-align="center" style:justify-single-word="false"/>
      <style:text-properties style:font-name="Helvetica LT Std" fo:font-size="14pt" fo:font-style="normal" style:font-size-asian="14pt" style:font-style-asian="normal" style:font-size-complex="14pt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Helvetica LT Std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Helvetica LT Std"/>
    </style:style>
    <style:style style:name="P22" style:family="paragraph" style:parent-style-name="Table_20_Contents">
      <style:paragraph-properties fo:line-height="115%"/>
      <style:text-properties style:font-name="Helvetica LT Std"/>
    </style:style>
    <style:style style:name="P23" style:family="paragraph" style:parent-style-name="Table_20_Contents">
      <style:paragraph-properties fo:line-height="115%"/>
      <style:text-properties style:font-name="Helvetica LT Std" officeooo:paragraph-rsid="00bba588"/>
    </style:style>
    <style:style style:name="P24" style:family="paragraph" style:parent-style-name="Table_20_Contents">
      <style:paragraph-properties fo:line-height="115%"/>
      <style:text-properties style:font-name="Helvetica LT Std"/>
    </style:style>
    <style:style style:name="P25" style:family="paragraph" style:parent-style-name="Table_20_Contents" style:list-style-name="L1">
      <style:paragraph-properties fo:line-height="115%" fo:text-align="center" style:justify-single-word="false"/>
      <style:text-properties style:font-name="Helvetica LT Std" officeooo:paragraph-rsid="00b43114"/>
    </style:style>
    <style:style style:name="P26" style:family="paragraph" style:parent-style-name="Table_20_Contents" style:list-style-name="L1">
      <style:paragraph-properties fo:line-height="115%" fo:text-align="center" style:justify-single-word="false"/>
      <style:text-properties style:font-name="Helvetica LT Std" officeooo:paragraph-rsid="00bba588"/>
    </style:style>
    <style:style style:name="P27" style:family="paragraph" style:parent-style-name="Table_20_Contents" style:list-style-name="L2">
      <style:paragraph-properties fo:line-height="115%" fo:text-align="center" style:justify-single-word="false"/>
      <style:text-properties style:font-name="Helvetica LT Std"/>
    </style:style>
    <style:style style:name="P28" style:family="paragraph" style:parent-style-name="Table_20_Contents">
      <style:paragraph-properties fo:margin-top="0.131cm" fo:margin-bottom="0cm" loext:contextual-spacing="false"/>
      <style:text-properties style:font-name="Helvetica LT Std"/>
    </style:style>
    <style:style style:name="P29" style:family="paragraph" style:parent-style-name="Table_20_Contents">
      <style:paragraph-properties fo:margin-top="0.131cm" fo:margin-bottom="0cm" loext:contextual-spacing="false" fo:text-align="start" style:justify-single-word="false"/>
      <style:text-properties style:font-name="Helvetica LT Std" officeooo:paragraph-rsid="00ba659c"/>
    </style:style>
    <style:style style:name="P30" style:family="paragraph" style:parent-style-name="Table_20_Contents">
      <style:paragraph-properties fo:margin-top="0.131cm" fo:margin-bottom="0cm" loext:contextual-spacing="false" fo:line-height="115%"/>
      <style:text-properties style:font-name="Helvetica LT Std"/>
    </style:style>
    <style:style style:name="P31" style:family="paragraph" style:parent-style-name="Table_20_Contents">
      <style:paragraph-properties fo:margin-top="0.131cm" fo:margin-bottom="0cm" loext:contextual-spacing="false" fo:line-height="115%" fo:text-align="start" style:justify-single-word="false"/>
      <style:text-properties style:font-name="Helvetica LT Std" officeooo:paragraph-rsid="00ba659c"/>
    </style:style>
    <style:style style:name="P32" style:family="paragraph" style:parent-style-name="Table_20_Contents">
      <style:paragraph-properties fo:margin-top="0.131cm" fo:margin-bottom="0cm" loext:contextual-spacing="false" fo:line-height="115%" fo:text-align="end" style:justify-single-word="false"/>
      <style:text-properties style:font-name="Helvetica LT Std" officeooo:paragraph-rsid="00ba659c"/>
    </style:style>
    <style:style style:name="P33" style:family="paragraph" style:parent-style-name="Table_20_Contents">
      <style:paragraph-properties fo:margin-top="0cm" fo:margin-bottom="0.131cm" loext:contextual-spacing="false" fo:line-height="115%" fo:text-align="end" style:justify-single-word="false"/>
      <style:text-properties fo:color="#666666" style:font-name="Helvetica LT Std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34" style:family="paragraph" style:parent-style-name="Table_20_Contents">
      <style:paragraph-properties fo:margin-top="0cm" fo:margin-bottom="0.131cm" loext:contextual-spacing="false" fo:text-align="end" style:justify-single-word="false" style:writing-mode="page"/>
      <style:text-properties fo:color="#666666" style:font-name="Helvetica LT Std" fo:font-weight="normal" officeooo:rsid="00b96422" officeooo:paragraph-rsid="00b96422" style:font-weight-asian="normal" style:font-weight-complex="normal"/>
    </style:style>
    <style:style style:name="P35" style:family="paragraph" style:parent-style-name="Table_20_Contents">
      <style:paragraph-properties fo:margin-top="0cm" fo:margin-bottom="0cm" loext:contextual-spacing="false"/>
      <style:text-properties fo:color="#666666" style:font-name="Helvetica LT Std" fo:font-weight="normal" style:font-weight-asian="normal" style:font-weight-complex="normal"/>
    </style:style>
    <style:style style:name="P36" style:family="paragraph" style:parent-style-name="Table_20_Contents">
      <style:paragraph-properties fo:margin-top="0cm" fo:margin-bottom="0cm" loext:contextual-spacing="false" fo:line-height="115%" fo:text-align="end" style:justify-single-word="false"/>
      <style:text-properties fo:color="#666666" style:font-name="Helvetica LT Std"/>
    </style:style>
    <style:style style:name="P37" style:family="paragraph" style:parent-style-name="Table_20_Contents">
      <style:paragraph-properties fo:margin-top="0cm" fo:margin-bottom="0cm" loext:contextual-spacing="false" fo:line-height="115%" style:writing-mode="page"/>
      <style:text-properties style:font-name="Helvetica LT Std" officeooo:paragraph-rsid="00b96422"/>
    </style:style>
    <style:style style:name="P38" style:family="paragraph" style:parent-style-name="Table_20_Contents">
      <style:paragraph-properties fo:margin-top="0.127cm" fo:margin-bottom="0cm" loext:contextual-spacing="false" fo:line-height="115%" style:writing-mode="page"/>
      <style:text-properties style:font-name="Helvetica LT Std" officeooo:paragraph-rsid="00b96422"/>
    </style:style>
    <style:style style:name="P39" style:family="paragraph" style:parent-style-name="Table_20_Contents">
      <style:paragraph-properties fo:margin-top="0.275cm" fo:margin-bottom="0.132cm" loext:contextual-spacing="false" fo:text-align="end" style:justify-single-word="false" style:writing-mode="page"/>
      <style:text-properties style:font-name="Helvetica LT Std"/>
    </style:style>
    <style:style style:name="P40" style:family="paragraph" style:parent-style-name="Table_20_Contents">
      <style:paragraph-properties fo:margin-left="-0.185cm" fo:margin-right="0.125cm" fo:margin-top="0cm" fo:margin-bottom="0cm" loext:contextual-spacing="false" fo:text-align="center" style:justify-single-word="false" fo:text-indent="0cm" style:auto-text-indent="false" style:writing-mode="page"/>
      <style:text-properties style:font-name="Helvetica LT Std" fo:font-size="12pt" fo:font-style="normal" style:font-size-asian="10.5pt" style:font-style-asian="normal" style:font-size-complex="12pt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34aa9" style:font-weight-asian="normal" style:font-weight-complex="normal"/>
    </style:style>
    <style:style style:name="T3" style:family="text">
      <style:text-properties fo:font-weight="normal" officeooo:rsid="00bb1233" style:font-weight-asian="normal" style:font-weight-complex="normal"/>
    </style:style>
    <style:style style:name="T4" style:family="text">
      <style:text-properties fo:font-weight="normal" officeooo:rsid="00bba588" style:font-weight-asian="normal" style:font-weight-complex="normal"/>
    </style:style>
    <style:style style:name="T5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6" style:family="text">
      <style:text-properties fo:color="#000000" style:font-name="Helvetica LT Std"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000000" style:font-name="Helvetica LT Std" fo:font-size="15pt" fo:font-weight="bold" style:font-name-asian="Microsoft YaHei" style:font-size-asian="15pt" style:font-name-complex="Mangal" style:font-size-complex="15pt"/>
    </style:style>
    <style:style style:name="T8" style:family="text">
      <style:text-properties fo:color="#000000" style:font-name="Helvetica LT Std" fo:font-weight="normal" style:font-weight-asian="normal" style:font-weight-complex="normal"/>
    </style:style>
    <style:style style:name="T9" style:family="text">
      <style:text-properties fo:color="#000000" style:font-name="Helvetica LT Std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b96422" style:font-weight-asian="bold" style:font-weight-complex="bold"/>
    </style:style>
    <style:style style:name="T12" style:family="text">
      <style:text-properties fo:font-weight="bold" officeooo:rsid="00ba659c" style:font-weight-asian="bold" style:font-weight-complex="bold"/>
    </style:style>
    <style:style style:name="T13" style:family="text">
      <style:text-properties fo:font-weight="bold" officeooo:rsid="00bba588" style:font-weight-asian="bold" style:font-weight-complex="bold"/>
    </style:style>
    <style:style style:name="T14" style:family="text">
      <style:text-properties fo:font-weight="bold" officeooo:rsid="00c1e829" style:font-weight-asian="bold" style:font-weight-complex="bold"/>
    </style:style>
    <style:style style:name="T15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6" style:family="text">
      <style:text-properties style:text-underline-style="none" fo:font-weight="normal" officeooo:rsid="00bb1233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7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18" style:family="text">
      <style:text-properties fo:color="#b3b3b3" style:font-name="Helvetica LT Std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19" style:family="text">
      <style:text-properties style:use-window-font-color="true" fo:font-weight="normal" style:font-weight-asian="normal" style:font-weight-complex="normal"/>
    </style:style>
    <style:style style:name="T20" style:family="text">
      <style:text-properties style:use-window-font-color="true" fo:font-style="italic" fo:font-weight="normal" officeooo:rsid="00b43114" style:font-style-asian="italic" style:font-weight-asian="normal" style:font-style-complex="italic" style:font-weight-complex="normal"/>
    </style:style>
    <style:style style:name="T21" style:family="text">
      <style:text-properties style:use-window-font-color="true" fo:font-style="italic" fo:font-weight="normal" officeooo:rsid="00b96422" style:font-style-asian="italic" style:font-weight-asian="normal" style:font-style-complex="italic" style:font-weight-complex="normal"/>
    </style:style>
    <style:style style:name="T22" style:family="text">
      <style:text-properties style:use-window-font-color="true" fo:font-style="italic" fo:font-weight="normal" officeooo:rsid="00bb1233" style:font-style-asian="italic" style:font-weight-asian="normal" style:font-style-complex="italic" style:font-weight-complex="normal"/>
    </style:style>
    <style:style style:name="T23" style:family="text">
      <style:text-properties fo:color="#666666" fo:font-weight="normal" style:font-weight-asian="normal" style:font-weight-complex="normal"/>
    </style:style>
    <style:style style:name="T24" style:family="text">
      <style:text-properties fo:color="#666666" fo:font-weight="normal" officeooo:rsid="00ba659c" style:font-weight-asian="normal" style:font-weight-complex="normal"/>
    </style:style>
    <style:style style:name="T25" style:family="text">
      <style:text-properties officeooo:rsid="00b43114"/>
    </style:style>
    <style:style style:name="T26" style:family="text">
      <style:text-properties officeooo:rsid="00b52f06"/>
    </style:style>
    <style:style style:name="T27" style:family="text">
      <style:text-properties fo:font-size="10.0500001907349pt" fo:font-weight="normal" style:font-size-asian="10.5pt" style:font-weight-asian="normal" style:font-weight-complex="normal"/>
    </style:style>
    <style:style style:name="T28" style:family="text">
      <style:text-properties style:font-name="Helvetica LT Std"/>
    </style:style>
    <style:style style:name="T29" style:family="text">
      <style:text-properties style:font-name="Helvetica LT Std" fo:font-weight="normal" style:font-weight-asian="normal" style:font-weight-complex="normal"/>
    </style:style>
    <style:style style:name="T30" style:family="text">
      <style:text-properties style:font-name="Helvetica LT Std" fo:font-size="10.0500001907349pt" fo:font-weight="normal" style:font-size-asian="10.5pt" style:font-weight-asian="normal" style:font-weight-complex="normal"/>
    </style:style>
    <style:style style:name="T31" style:family="text">
      <style:text-properties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32" style:family="text">
      <style:text-properties style:font-name="Helvetica LT Std" fo:font-size="9pt" fo:font-style="normal" style:text-underline-style="none" fo:font-weight="normal" officeooo:rsid="00b1c7f1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33" style:family="text">
      <style:text-properties style:font-name="Helvetica LT Std" fo:font-size="9pt" fo:font-style="normal" style:text-underline-style="none" fo:font-weight="normal" officeooo:rsid="00ba659c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34" style:family="text">
      <style:text-properties officeooo:rsid="00b96422"/>
    </style:style>
    <style:style style:name="T35" style:family="text">
      <style:text-properties officeooo:rsid="00ba659c"/>
    </style:style>
    <style:style style:name="T36" style:family="text">
      <style:text-properties officeooo:rsid="00bb1233"/>
    </style:style>
    <style:style style:name="T37" style:family="text">
      <style:text-properties officeooo:rsid="00bba588"/>
    </style:style>
    <style:style style:name="T38" style:family="text">
      <style:text-properties officeooo:rsid="00c08242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2"><text:span text:style-name="T8">Route des </text:span><text:span text:style-name="T9">Landes</text:span><text:span text:style-name="T8"><text:line-break/>03430 Cosne d'Allier<text:line-break/>FRANCE</text:span></text:p>
          </table:table-cell>
          <table:covered-table-cell/>
          <table:table-cell table:style-name="Table1.A1" table:number-columns-spanned="4" office:value-type="string">
            <text:p text:style-name="P7"><text:span text:style-name="T7">Maxime MÉLOUX</text:span>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1"><text:span text:style-name="T9">(+33) 7 50 35 22 62</text:span><text:span text:style-name="T6"><text:line-break/></text:span><text:a xlink:type="simple" xlink:href="mailto:maxime.meloux@gmail.com" text:style-name="Internet_20_link" text:visited-style-name="Visited_20_Internet_20_Link"><text:span text:style-name="T29">maxime.meloux@gmail.com</text:span></text:a><text:span text:style-name="T29"><text:line-break/>Skype : </text:span><text:span text:style-name="T30">maxime.meloux</text:span></text:p>
          </table:table-cell>
          <table:covered-table-cell/>
        </table:table-row>
        <table:table-row>
          <table:table-cell table:style-name="Table1.A2" table:number-columns-spanned="8" office:value-type="string">
            <text:p text:style-name="P19">Ingénieur Ensimag en Modélisation Mathématique, Imagerie et Simulation</text:p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h text:style-name="P17" text:outline-level="2"><text:span text:style-name="T28">+ EXPÉRIENCE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9" text:outline-level="3"><text:span text:style-name="T34">Juin ─ Août </text:span>2016<text:line-break/>(<text:span text:style-name="T34">8</text:span> semaines <text:span text:style-name="T34">+ 1</text:span>)</text:h>
          </table:table-cell>
          <table:covered-table-cell/>
          <table:table-cell table:style-name="Table1.A2" table:number-columns-spanned="6" office:value-type="string">
            <text:p text:style-name="P38"><text:span text:style-name="T11">Stage </text:span><text:span text:style-name="T10">:</text:span> <text:span text:style-name="T36">Génération et filtrage automatique d'une base de données de plus d'un million d'images de célébrités pour un logiciel de reconnaissance faciale, avec un taux d'erreur inférieur à 0,1%.</text:span></text:p>
            <text:p text:style-name="P37"><text:span text:style-name="T34">Création d'un programme graphique permettant de filtrer manuellement les images restantes par plusieurs employés simultanément.</text:span></text:p>
            <text:p text:style-name="P37"><text:span text:style-name="T34">Stage étendu en CDD jusqu'à la rentrée scolaire pour l'ajout d'extensions supplémentaires.</text:span></text:p>
            <text:p text:style-name="P34">id3 Technologies / <text:span text:style-name="T35">Le</text:span> Fontanil-Cornillon (<text:span text:style-name="T35">Grenoble, </text:span>FRANC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15" text:outline-level="2">+ PARCOURS SCOLAIR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10" text:outline-level="3">Sept 2014 ─ 201<text:span text:style-name="T34">8<text:line-break/><text:line-break/><text:line-break/>Projets notables</text:span></text:h>
          </table:table-cell>
          <table:covered-table-cell/>
          <table:table-cell table:style-name="Table1.C6" table:number-columns-spanned="6" office:value-type="string">
            <text:p text:style-name="P29"><text:span text:style-name="T10">Ingénieur Ensimag en </text:span><text:span text:style-name="T19">Modélisation Mathématique, Imagerie et Simulation<text:line-break/></text:spa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31"><text:span text:style-name="T21">J</text:span><text:span text:style-name="T20">eu </text:span><text:span text:style-name="T21">de karting </text:span><text:span text:style-name="T20">en 3D (C++/</text:span><text:span text:style-name="T21">OpenGL</text:span><text:span text:style-name="T20">)<text:line-break/>Lissage de contours </text:span><text:span text:style-name="T21">d'images</text:span><text:span text:style-name="T20"> (C)<text:line-break/></text:span><text:span text:style-name="T21">Gestion d'un tournoi d'échecs (MySQL)</text:span></text:p>
                </table:table-cell>
                <table:table-cell table:style-name="Tableau1.A1" office:value-type="string">
                  <text:p text:style-name="P32"><text:span text:style-name="T21">Compilateur orienté objet (Java)<text:line-break/>Noyau complet de système d'exploitation (</text:span><text:span text:style-name="T22">C/asm </text:span><text:span text:style-name="T21">x86)<text:line-break/>Interpréteur d'instructions MIPS (VHDL)</text:span></text:p>
                </table:table-cell>
              </table:table-row>
            </table:table>
            <text:p text:style-name="P39"><text:span text:style-name="T23">Ensimag / St-Martin d'Hères (Grenoble, FRANCE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8" text:outline-level="3">Sept 2012 ─ Juin 2014</text:h>
          </table:table-cell>
          <table:covered-table-cell/>
          <table:table-cell table:style-name="Table1.C7" table:number-columns-spanned="6" office:value-type="string">
            <text:p text:style-name="P30"><text:span text:style-name="T10">Classes préparatoires MP </text:span><text:span text:style-name="T1">(mathématiques/physique) </text:span><text:span text:style-name="T15">– </text:span><text:span text:style-name="T16">O</text:span><text:span text:style-name="T15">ption informatique</text:span></text:p>
            <text:p text:style-name="P33">Lycée Blaise Pascal / Clermont-Ferrand (FRANC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8" text:outline-level="3">Sept 2009 ─ Juin 2012<text:line-break/></text:h>
          </table:table-cell>
          <table:covered-table-cell/>
          <table:table-cell table:style-name="Table1.A2" table:number-columns-spanned="6" office:value-type="string">
            <text:p text:style-name="P30"><text:span text:style-name="T10">Baccalauréat scientifique</text:span> spécialité mathématiques <text:span text:style-name="T1">– </text:span><text:span text:style-name="T3">Mention</text:span><text:span text:style-name="T1"> Européenne (Anglais)</text:span></text:p>
            <text:p text:style-name="P36">Lycée St-Jacques de Compostelle / Le Puy-en-Velay (FRANC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15" text:outline-level="2">+ LANGU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0">Français</text:p>
            <text:p text:style-name="P21">C2 natif</text:p>
          </table:table-cell>
          <table:table-cell table:style-name="Table1.A2" table:number-columns-spanned="2" office:value-type="string">
            <text:p text:style-name="P20">Anglais</text:p>
            <text:p text:style-name="P21">C1 ─ C2</text:p>
          </table:table-cell>
          <table:covered-table-cell/>
          <table:table-cell table:style-name="Table1.A2" office:value-type="string">
            <text:p text:style-name="P20">Allemand</text:p>
            <text:p text:style-name="P21">B1 ─ B2</text:p>
          </table:table-cell>
          <table:table-cell table:style-name="Table1.A2" office:value-type="string">
            <text:p text:style-name="P20">Polonais</text:p>
            <text:p text:style-name="P21">Notions</text:p>
          </table:table-cell>
          <table:table-cell table:style-name="Table1.A2" table:number-columns-spanned="2" office:value-type="string">
            <text:p text:style-name="P20">Espagnol</text:p>
            <text:p text:style-name="P21">Notions</text:p>
          </table:table-cell>
          <table:covered-table-cell/>
          <table:table-cell table:style-name="Table1.A2" office:value-type="string">
            <text:p text:style-name="P21">Connaisance du</text:p>
            <text:p text:style-name="P21">script cyrillique</text:p>
          </table:table-cell>
        </table:table-row>
        <table:table-row>
          <table:table-cell table:style-name="Table1.A2" table:number-columns-spanned="8" office:value-type="string">
            <text:p text:style-name="P28"><text:span text:style-name="T10">Français :</text:span><text:span text:style-name="T23"> Certificat Voltaire (2012) : 721 points – Niveau AFFAIRES</text:span></text:p>
            <text:p text:style-name="P28"><text:span text:style-name="T10">Anglais :</text:span><text:span text:style-name="T23"> TOEIC 985/990 </text:span><text:span text:style-name="T24">en 2016</text:span><text:span text:style-name="T23">, B2 attesté en 2013 (FCE de Cambridge)</text:span></text:p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15" text:outline-level="2">+ DOMAINES DE COMPÉTENC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12" text:outline-level="3"><text:span text:style-name="T28">Inform</text:span><text:span text:style-name="T18">atique</text:span></text:h>
            <text:h text:style-name="P13" text:outline-level="3">Mathématiques<text:line-break/>appliquées</text:h>
            <text:h text:style-name="P14" text:outline-level="3"><text:span text:style-name="T18">Au</text:span><text:span text:style-name="T28">tres</text:span></text:h>
          </table:table-cell>
          <table:covered-table-cell/>
          <table:table-cell table:style-name="Table1.A2" table:number-columns-spanned="6" office:value-type="string">
            <text:list xml:id="list5372418224587000398" text:style-name="L1">
              <text:list-header>
                <text:p text:style-name="P25">Compilation · Optimisation <text:span text:style-name="T37">combinatoire</text:span> · Architecture <text:span text:style-name="T37">matérielle</text:span> · Bases de données · Réseaux...</text:p>
                <text:p text:style-name="P26"><text:span text:style-name="T26">Traitement d'image · Multimédia · Graphiques 3D · Modélisation géométrique · </text:span>Optimisation numérique · Recherche opérationnelle · Optimisation <text:span text:style-name="T37">discrète</text:span> · <text:span text:style-name="T35">Apprentissage et reconnaissance</text:span>...</text:p>
              </text:list-header>
            </text:list>
            <text:list xml:id="list2201951016324772897" text:style-name="L2">
              <text:list-header>
                <text:p text:style-name="P27">Économie <text:span text:style-name="T37">générale</text:span> · <text:span text:style-name="T38">G</text:span>estion d'entreprise · Gestion de projet · Stratégie &amp; Marketing...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15" text:outline-level="2">+ COMPÉTENCES TECHNIQU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8" text:outline-level="3">Programmation &amp; Web</text:h>
          </table:table-cell>
          <table:covered-table-cell/>
          <table:table-cell table:style-name="Table1.A2" table:number-columns-spanned="6" office:value-type="string">
            <text:p text:style-name="P23"><text:span text:style-name="T10">C/C++, Java, </text:span><text:span text:style-name="T12">OpenGL, R, C#, Scilab/Matlab, </text:span><text:span text:style-name="T10">Bash, Ada, Latex, Caml</text:span><text:span text:style-name="T1"><text:line-break/></text:span><text:span text:style-name="T10">HTML5/CSS3, </text:span><text:span text:style-name="T12">J</text:span><text:span text:style-name="T10">avaScript, jQuery, node.js, </text:span><text:span text:style-name="T12">SQL </text:span><text:span text:style-name="T1">− bases en PHP, </text:span><text:span text:style-name="T2">angularJS<text:line-break/></text:span><text:span text:style-name="T13">As</text:span><text:span text:style-name="T12">sembleur x</text:span><text:span text:style-name="T10">86/MIPS, VHDL, ActionScrip</text:span><text:span text:style-name="T12">t </text:span><text:span text:style-name="T14">3</text:span><text:span text:style-name="T12">, Python </text:span><text:span text:style-name="T14">2 et 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8" text:outline-level="3">Systèmes d'exploitation</text:h>
          </table:table-cell>
          <table:covered-table-cell/>
          <table:table-cell table:style-name="Table1.A2" table:number-columns-spanned="6" office:value-type="string">
            <text:p text:style-name="P22">Linux (Fedora, CentOS, Ubuntu), Windows 95 <text:span text:style-name="T1">−</text:span> 10, Andro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11" text:outline-level="3"><text:span text:style-name="T17">Logiciels</text:span> &amp; librairies</text:h>
          </table:table-cell>
          <table:covered-table-cell/>
          <table:table-cell table:style-name="Table1.A2" table:number-columns-spanned="6" office:value-type="string">
            <text:h text:style-name="P24" text:outline-level="4">Git, Code::Blocks, Eclipse, NetBeans, Vim, Notepad++, Libre/Open/Microsoft Office<text:line-break/>GNU make, Maven, Maple, Inkscape, GIMP, Blender, SolidWorks, Qt, GNU MP, SDL, SFML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16" text:outline-level="2">+ LOISIRS ET AUTRES COMPÉTENC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9" table:number-columns-spanned="8" office:value-type="string">
            <text:h text:style-name="P4" text:outline-level="4"><text:span text:style-name="T31">Voyages à l'étranger (</text:span><text:span text:style-name="T32">21</text:span><text:span text:style-name="T31"> pays visités en Europe). Interêt pour de nombreuses langues étrangères (polonais, japonais, finnois...)</text:span></text:h>
            <text:h text:style-name="P6" text:outline-level="4">Divers projets de programmation personnels en C/C++, ActionScript, JavaScript/HTML 5/CSS 3, et node.js</text:h>
            <text:h text:style-name="P5" text:outline-level="4"><text:span text:style-name="T31">Sensibilisation à la sécurité informatique (offensive et défensive), à travers à la fois des recherches personnelles et la participation à des conférences et challenges de "hacking éthique" (GreHack, root-me.org, newbiecontest.org...)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" svg:font-family="'Helvetica LT St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.275cm" fo:margin-bottom="0.203cm" loext:contextual-spacing="false" fo:line-height="100%" fo:text-align="center" style:justify-single-word="false" style:page-number="auto" fo:background-color="transparent" fo:padding="0cm" fo:border="none" style:shadow="none" fo:keep-with-next="always" style:writing-mode="page" style:join-border="true"/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.109cm" fo:margin-bottom="0.347cm" loext:contextual-spacing="false" fo:line-height="135%" fo:text-align="center" style:justify-single-word="false" style:shadow="none" style:writing-mode="page"/>
      <style:text-properties style:font-name="Droid Sans" fo:font-family="'Droid Sans'" style:font-style-name="Norm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101cm" fo:margin-right="0cm" fo:margin-top="0.127cm" fo:margin-bottom="0.127cm" loext:contextual-spacing="false" fo:line-height="100%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27cm" fo:margin-right="0.127cm" fo:margin-top="0.099cm" fo:margin-bottom="0.099cm" loext:contextual-spacing="false" fo:text-align="end" style:justify-single-word="false" fo:text-indent="0cm" style:auto-text-indent="false" fo:background-color="transparent" fo:padding="0cm" fo:border="none" style:shadow="none" style:writing-mode="pag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127cm" fo:margin-right="0.127cm" fo:margin-top="0.127cm" fo:margin-bottom="0.127cm" loext:contextual-spacing="false" fo:line-height="115%" fo:text-align="start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Helvetica LT Std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urriculum Vitae - Maxime Méloux – Page <text:page-number text:select-page="current">2</text:page-number> de <text:page-count>2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4H5M3S</meta:editing-duration>
    <meta:editing-cycles>133</meta:editing-cycles>
    <meta:generator>LibreOffice/5.1.5.2$Windows_x86 LibreOffice_project/7a864d8825610a8c07cfc3bc01dd4fce6a9447e5</meta:generator>
    <dc:title>Normal</dc:title>
    <meta:initial-creator>Maxime Méloux</meta:initial-creator>
    <dc:date>2016-10-07T00:20:48.057000000</dc:date>
    <meta:print-date>2016-10-06T23:55:15.445000000</meta:print-date>
    <meta:document-statistic meta:table-count="2" meta:image-count="0" meta:object-count="0" meta:page-count="2" meta:paragraph-count="56" meta:word-count="440" meta:character-count="3139" meta:non-whitespace-character-count="2750"/>
  </office:meta>
</office:document-meta>
</file>